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隆勝高級工商職業學校</text:p>
      <text:p text:style-name="PreformattedText"><text:s text:c="3"/>台中市南屯區信五路246號</text:p>
      <text:p text:style-name="PreformattedText"/>
      <text:p text:style-name="PreformattedText"/>
      <text:p text:style-name="PreformattedText"/>
      <text:p text:style-name="PreformattedText"><text:s/></text:p>
      <text:p text:style-name="PreformattedText"><text:s text:c="18"/>先生<text:s text:c="2"/>收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/>先生：</text:p>
      <text:p text:style-name="PreformattedText"><text:s text:c="4"/>貴子弟至本月份為止，因曠缺過多，經估算其操行成績為分，已達65分以下，為免於期末操行成績不及格，請<text:s text:c="2"/>貴家長多予關照並悉心勸勉，以免遭退學之困境。</text:p>
      <text:p text:style-name="PreformattedText"><text:s text:c="4"/>若有需與學校連繫之事項或需進一步之資訊，請來電該班導師或學務處。無任感禱</text:p>
      <text:p text:style-name="PreformattedText">並祝</text:p>
      <text:p text:style-name="PreformattedText">大安</text:p>
      <text:p text:style-name="PreformattedText"/>
      <text:p text:style-name="PreformattedText"/>
      <text:p text:style-name="PreformattedText"/>
      <text:p text:style-name="PreformattedText"/>
      <text:p text:style-name="PreformattedText"><text:s text:c="47"/>隆勝工商<text:s/>學務處<text:s/>啟</text:p>
      <text:p text:style-name="PreformattedText"><text:s text:c="53"/>100年01月31日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9-08-06T02:19:00Z</meta:creation-date>
    <dc:date>2019-08-14T02:32:00Z</dc:date>
    <meta:template xlink:href="Normal.dotm" xlink:type="simple"/>
    <meta:editing-cycles>4</meta:editing-cycles>
    <meta:editing-duration>PT60S</meta:editing-duration>
    <meta:document-statistic meta:page-count="1" meta:paragraph-count="1" meta:word-count="47" meta:character-count="319" meta:row-count="2" meta:non-whitespace-character-count="273"/>
  </office:meta>
</office:document-meta>
</file>